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B8" style:family="table-cell" style:data-style-name="N0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ca0a" officeooo:paragraph-rsid="001aca0a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1f1d7c" style:font-size-asian="12pt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style:font-name-complex="Helvetica"/>
    </style:style>
    <style:style style:name="P14" style:family="paragraph" style:parent-style-name="Standard" style:list-style-name="L1">
      <style:paragraph-properties style:snap-to-layout-grid="false"/>
      <style:text-properties style:font-name="Helvetica" fo:font-size="12pt" fo:font-weight="bold" officeooo:rsid="00265bb0" officeooo:paragraph-rsid="00265bb0" style:font-size-asian="12pt" style:font-weight-asian="bold" style:font-name-complex="Helvetica"/>
    </style:style>
    <style:style style:name="P15" style:family="paragraph" style:parent-style-name="Standard" style:list-style-name="L3">
      <style:paragraph-properties style:snap-to-layout-grid="false"/>
      <style:text-properties style:font-name="Helvetica" fo:font-size="12pt" fo:font-weight="bold" officeooo:rsid="00265bb0" officeooo:paragraph-rsid="00265bb0" style:font-size-asian="12pt" style:font-weight-asian="bold" style:font-name-complex="Helvetica"/>
    </style:style>
    <style:style style:name="P16" style:family="paragraph" style:parent-style-name="Standard" style:list-style-name="L2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7" style:family="paragraph" style:parent-style-name="Standard" style:list-style-name="L1">
      <style:paragraph-properties style:snap-to-layout-grid="false"/>
      <style:text-properties style:font-name="Helvetica" fo:font-size="12pt" fo:font-weight="bold" officeooo:rsid="0026c19c" officeooo:paragraph-rsid="0026c19c" style:font-size-asian="12pt" style:font-weight-asian="bold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5bb0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c19c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c19c" officeooo:paragraph-rsid="0026c19c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c38b" officeooo:paragraph-rsid="0019c38b" style:font-size-asian="12pt" style:font-name-complex="Helvetica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ca0a" officeooo:paragraph-rsid="001aca0a" style:font-size-asian="12pt" style:font-name-complex="Helvetica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265bb0" officeooo:paragraph-rsid="00265bb0" style:font-size-asian="13pt" style:font-weight-asian="bold" style:font-name-complex="Helvetica" style:font-size-complex="13pt" style:font-weight-complex="bold"/>
    </style:style>
    <style:style style:name="P24" style:family="paragraph" style:parent-style-name="Heading_20_1">
      <style:paragraph-properties style:snap-to-layout-grid="false"/>
      <style:text-properties fo:language="zxx" fo:country="none" fo:font-weight="bold" officeooo:rsid="0013afab" officeooo:paragraph-rsid="0013afab" style:language-asian="zxx" style:country-asian="none" style:font-weight-asian="bold"/>
    </style:style>
    <style:style style:name="P25" style:family="paragraph" style:parent-style-name="Heading_20_1">
      <style:text-properties fo:font-weight="bold" style:font-weight-asian="bold"/>
    </style:style>
    <style:style style:name="P26" style:family="paragraph" style:parent-style-name="Heading_20_1">
      <style:paragraph-properties style:snap-to-layout-grid="false"/>
      <style:text-properties fo:font-weight="bold" style:font-weight-asian="bold"/>
    </style:style>
    <style:style style:name="P27" style:family="paragraph" style:parent-style-name="Heading_20_1">
      <style:text-properties style:font-name="Helvetica" style:font-name-complex="Helvetica"/>
    </style:style>
    <style:style style:name="P28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9" style:family="paragraph" style:parent-style-name="Heading_20_3">
      <style:paragraph-properties style:snap-to-layout-grid="false"/>
      <style:text-properties fo:font-weight="bold" style:font-weight-asian="bold"/>
    </style:style>
    <style:style style:name="P30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31" style:family="paragraph" style:parent-style-name="Heading_20_4">
      <style:text-properties officeooo:paragraph-rsid="0013afab"/>
    </style:style>
    <style:style style:name="P32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265bb0"/>
    </style:style>
    <style:style style:name="T2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4" text:outline-level="1">h<draw:frame draw:style-name="fr1" draw:name="graphics2" text:anchor-type="char" svg:x="1.8063in" svg:y="0.1425in" svg:width="0.752in" svg:height="0.7402in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1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8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6" text:outline-level="1"/>
          </table:table-cell>
          <table:table-cell table:style-name="Table1.A2" table:number-columns-spanned="2" office:value-type="string">
            <text:h text:style-name="P29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5" text:outline-level="1">Project</text:h>
          </table:table-cell>
          <table:table-cell table:style-name="Table1.A3" table:number-columns-spanned="3" office:value-type="string">
            <text:h text:style-name="P3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9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9</text:span>.1<text:span text:style-name="T1">2</text:span>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5318922877423770912" text:style-name="L1">
              <text:list-item>
                <text:p text:style-name="P14">Updated DB based on new requirements</text:p>
              </text:list-item>
              <text:list-item>
                <text:p text:style-name="P17">Started user authenticatio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2494303952039352608" text:style-name="L2">
              <text:list-header>
                <text:p text:style-name="P16"/>
              </text:list-header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31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473588966485222175" text:style-name="L3">
              <text:list-item>
                <text:p text:style-name="P15">Finish user authentication</text:p>
              </text:list-item>
              <text:list-item>
                <text:p text:style-name="P15">Finish updating database</text:p>
              </text:list-item>
              <text:list-item>
                <text:p text:style-name="P15">Review requirements, testing and design documentation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2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7" text:outline-level="1">Monday</text:h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1">Meeting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8">5</text:p>
          </table:table-cell>
          <table:table-cell table:style-name="Table4.A2" office:value-type="string">
            <text:p text:style-name="P18">User authentication system and Database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8">User authentication system and Database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20">2</text:p>
          </table:table-cell>
          <table:table-cell table:style-name="Table4.A2" office:value-type="string">
            <text:p text:style-name="P18">User authentication system and Database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B8">
            <text:p text:style-name="P20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0">Sunday</text:p>
          </table:table-cell>
          <table:table-cell table:style-name="Table4.B10" office:value-type="string">
            <text:p text:style-name="P20"/>
          </table:table-cell>
          <table:table-cell table:style-name="Table4.C10" office:value-type="string">
            <text:p text:style-name="P21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3">10</text:p>
          </table:table-cell>
          <table:table-cell table:style-name="Table4.A11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16T23:27:33.948760465</dc:date>
    <meta:print-date>1998-10-09T11:53:00</meta:print-date>
    <meta:editing-cycles>21</meta:editing-cycles>
    <meta:editing-duration>PT16M56S</meta:editing-duration>
    <meta:generator>LibreOffice/4.1.3.2$Linux_X86_64 LibreOffice_project/410m0$Build-2</meta:generator>
    <meta:document-statistic meta:table-count="4" meta:image-count="3" meta:object-count="0" meta:page-count="2" meta:paragraph-count="41" meta:word-count="85" meta:character-count="525" meta:non-whitespace-character-count="486"/>
  </office:meta>
</office:document-meta>
</file>